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JMMAIC+AdvP6F00" svg:font-family="JMMAIC+AdvP6F00"/>
    <style:font-face style:name="JMMAIE+AdvP6F01" svg:font-family="JMMAIE+AdvP6F01"/>
    <style:font-face style:name="JMMAIG+AdvP6F0B" svg:font-family="JMMAIG+AdvP6F0B"/>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fa419"/>
    </style:style>
    <style:style style:name="P2" style:family="paragraph" style:parent-style-name="Standard">
      <style:paragraph-properties fo:line-height="150%" fo:text-align="start" style:justify-single-word="false"/>
      <style:text-properties officeooo:paragraph-rsid="000fa419"/>
    </style:style>
    <style:style style:name="P3" style:family="paragraph" style:parent-style-name="Standard">
      <style:paragraph-properties fo:line-height="150%" fo:text-align="start" style:justify-single-word="false"/>
      <style:text-properties officeooo:paragraph-rsid="001a0d08"/>
    </style:style>
    <style:style style:name="P4" style:family="paragraph" style:parent-style-name="Standard">
      <style:paragraph-properties fo:line-height="150%" fo:text-align="start" style:justify-single-word="false"/>
      <style:text-properties officeooo:paragraph-rsid="002559ab"/>
    </style:style>
    <style:style style:name="P5" style:family="paragraph" style:parent-style-name="Standard">
      <style:paragraph-properties fo:line-height="150%" fo:text-align="start" style:justify-single-word="false"/>
      <style:text-properties officeooo:paragraph-rsid="00312bd6"/>
    </style:style>
    <style:style style:name="P6" style:family="paragraph" style:parent-style-name="Standard">
      <style:paragraph-properties fo:line-height="150%" fo:text-align="start" style:justify-single-word="false"/>
      <style:text-properties officeooo:paragraph-rsid="00353ee4"/>
    </style:style>
    <style:style style:name="P7" style:family="paragraph" style:parent-style-name="Standard">
      <style:paragraph-properties fo:line-height="150%" fo:text-align="start" style:justify-single-word="false"/>
      <style:text-properties officeooo:paragraph-rsid="003719e8"/>
    </style:style>
    <style:style style:name="P8" style:family="paragraph" style:parent-style-name="Standard">
      <style:paragraph-properties fo:line-height="150%" fo:text-align="start" style:justify-single-word="false"/>
      <style:text-properties officeooo:paragraph-rsid="00374494"/>
    </style:style>
    <style:style style:name="P9" style:family="paragraph" style:parent-style-name="Standard">
      <style:paragraph-properties fo:line-height="150%" fo:text-align="start" style:justify-single-word="false"/>
      <style:text-properties officeooo:paragraph-rsid="003949ea"/>
    </style:style>
    <style:style style:name="T1" style:family="text">
      <style:text-properties officeooo:rsid="000fa419"/>
    </style:style>
    <style:style style:name="T2" style:family="text">
      <style:text-properties officeooo:rsid="0010ce46"/>
    </style:style>
    <style:style style:name="T3" style:family="text">
      <style:text-properties officeooo:rsid="00116406"/>
    </style:style>
    <style:style style:name="T4" style:family="text">
      <style:text-properties officeooo:rsid="00116e5d"/>
    </style:style>
    <style:style style:name="T5" style:family="text">
      <style:text-properties officeooo:rsid="00188cc2"/>
    </style:style>
    <style:style style:name="T6" style:family="text">
      <style:text-properties officeooo:rsid="001a0d08"/>
    </style:style>
    <style:style style:name="T7" style:family="text">
      <style:text-properties officeooo:rsid="001bfd86"/>
    </style:style>
    <style:style style:name="T8" style:family="text">
      <style:text-properties officeooo:rsid="001cce6d"/>
    </style:style>
    <style:style style:name="T9" style:family="text">
      <style:text-properties officeooo:rsid="001df4d9"/>
    </style:style>
    <style:style style:name="T10" style:family="text">
      <style:text-properties fo:font-weight="normal" officeooo:rsid="001df4d9" style:font-weight-asian="normal" style:font-weight-complex="normal"/>
    </style:style>
    <style:style style:name="T11" style:family="text">
      <style:text-properties fo:font-weight="normal" officeooo:rsid="001fc291" style:font-weight-asian="normal" style:font-weight-complex="normal"/>
    </style:style>
    <style:style style:name="T12" style:family="text">
      <style:text-properties fo:font-weight="normal" officeooo:rsid="0020c3b0" style:font-weight-asian="normal" style:font-weight-complex="normal"/>
    </style:style>
    <style:style style:name="T13" style:family="text">
      <style:text-properties fo:font-weight="normal" officeooo:rsid="0021e939" style:font-weight-asian="normal" style:font-weight-complex="normal"/>
    </style:style>
    <style:style style:name="T14" style:family="text">
      <style:text-properties fo:font-weight="normal" officeooo:rsid="00220db3" style:font-weight-asian="normal" style:font-weight-complex="normal"/>
    </style:style>
    <style:style style:name="T15" style:family="text">
      <style:text-properties fo:font-weight="normal" officeooo:rsid="0022413c" style:font-weight-asian="normal" style:font-weight-complex="normal"/>
    </style:style>
    <style:style style:name="T16" style:family="text">
      <style:text-properties fo:font-weight="normal" officeooo:rsid="0022b364" style:font-weight-asian="normal" style:font-weight-complex="normal"/>
    </style:style>
    <style:style style:name="T17" style:family="text">
      <style:text-properties fo:font-weight="normal" officeooo:rsid="002559ab" style:font-weight-asian="normal" style:font-weight-complex="normal"/>
    </style:style>
    <style:style style:name="T18" style:family="text">
      <style:text-properties fo:font-weight="normal" officeooo:rsid="00270f4f" style:font-weight-asian="normal" style:font-weight-complex="normal"/>
    </style:style>
    <style:style style:name="T19" style:family="text">
      <style:text-properties fo:font-weight="normal" officeooo:rsid="0028a371" style:font-weight-asian="normal" style:font-weight-complex="normal"/>
    </style:style>
    <style:style style:name="T20" style:family="text">
      <style:text-properties fo:font-weight="normal" officeooo:rsid="00299f53" style:font-weight-asian="normal" style:font-weight-complex="normal"/>
    </style:style>
    <style:style style:name="T21" style:family="text">
      <style:text-properties fo:font-weight="normal" officeooo:rsid="002b0db8" style:font-weight-asian="normal" style:font-weight-complex="normal"/>
    </style:style>
    <style:style style:name="T22" style:family="text">
      <style:text-properties fo:font-weight="normal" officeooo:rsid="002c4d96" style:font-weight-asian="normal" style:font-weight-complex="normal"/>
    </style:style>
    <style:style style:name="T23" style:family="text">
      <style:text-properties fo:font-weight="normal" officeooo:rsid="002d0195" style:font-weight-asian="normal" style:font-weight-complex="normal"/>
    </style:style>
    <style:style style:name="T24" style:family="text">
      <style:text-properties fo:font-weight="normal" officeooo:rsid="002d9435" style:font-weight-asian="normal" style:font-weight-complex="normal"/>
    </style:style>
    <style:style style:name="T25" style:family="text">
      <style:text-properties fo:font-weight="normal" officeooo:rsid="00300cda" style:font-weight-asian="normal" style:font-weight-complex="normal"/>
    </style:style>
    <style:style style:name="T26" style:family="text">
      <style:text-properties fo:font-weight="normal" officeooo:rsid="00312bd6" style:font-weight-asian="normal" style:font-weight-complex="normal"/>
    </style:style>
    <style:style style:name="T27" style:family="text">
      <style:text-properties fo:font-weight="normal" officeooo:rsid="0031efb5" style:font-weight-asian="normal" style:font-weight-complex="normal"/>
    </style:style>
    <style:style style:name="T28" style:family="text">
      <style:text-properties fo:font-weight="normal" officeooo:rsid="0033b679" style:font-weight-asian="normal" style:font-weight-complex="normal"/>
    </style:style>
    <style:style style:name="T29" style:family="text">
      <style:text-properties fo:font-weight="normal" officeooo:rsid="00353ee4" style:font-weight-asian="normal" style:font-weight-complex="normal"/>
    </style:style>
    <style:style style:name="T30" style:family="text">
      <style:text-properties fo:font-weight="normal" officeooo:rsid="003719e8" style:font-weight-asian="normal" style:font-weight-complex="normal"/>
    </style:style>
    <style:style style:name="T31" style:family="text">
      <style:text-properties fo:font-weight="normal" officeooo:rsid="00374494" style:font-weight-asian="normal" style:font-weight-complex="normal"/>
    </style:style>
    <style:style style:name="T32" style:family="text">
      <style:text-properties fo:font-weight="normal" officeooo:rsid="00383829" style:font-weight-asian="normal" style:font-weight-complex="normal"/>
    </style:style>
    <style:style style:name="T33" style:family="text">
      <style:text-properties fo:font-weight="normal" officeooo:rsid="003949ea" style:font-weight-asian="normal" style:font-weight-complex="normal"/>
    </style:style>
    <style:style style:name="T34" style:family="text">
      <style:text-properties officeooo:rsid="001fc291"/>
    </style:style>
    <style:style style:name="T35" style:family="text">
      <style:text-properties officeooo:rsid="003949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jet :</text:span></text:p>
      <text:p text:style-name="P2"><text:span text:style-name="T2"/></text:p>
      <text:p text:style-name="P3"><text:span text:style-name="T3"><text:tab/></text:span><text:span text:style-name="T7">E</text:span><text:span text:style-name="T4">n biologie, l</text:span><text:span text:style-name="T3">'</text:span><text:span text:style-name="T6">é</text:span><text:span text:style-name="T3">mergence des méthodes de séquençage a sans aucun doute permis de </text:span><text:span text:style-name="T5">faire des avancé</text:span><text:span text:style-name="T35">e</text:span><text:span text:style-name="T5">s considérable</text:span><text:span text:style-name="T6">s </text:span><text:span text:style-name="T8">dans le domaine de la régulation</text:span><text:span text:style-name="T5">.</text:span><text:span text:style-name="T3"> </text:span><text:span text:style-name="T6">L'un des acteurs de ces avancées est la puce à ADN. </text:span><text:span text:style-name="T7">P</text:span><text:span text:style-name="T6">ouvant contenir des millions de cDNA d'un organisme, il est possible de déterminer le niveau d'expression de milliers de gènes d'une cellule dans des conditions données en hybridant l'ARN rétrotranscrit de cette cellule à celui de la puce.</text:span></text:p>
      <text:p text:style-name="P3"><text:span text:style-name="T6"><text:tab/></text:span><text:span text:style-name="T7">Ainsi, en observant des profils d'expression dans différentes conditions, </text:span><text:span text:style-name="T8">on peut établir un réseau : mettre en relation chaque gène et les gènes qu'il régule. </text:span><text:span text:style-name="T9">Les acteurs au coeur de la régulation sont les facteurs de transcription et <text:s/>comprendre leur fonctionement demande d'avoir au préalable identifié les séquences qu'ils lient. </text:span></text:p>
      <text:p text:style-name="P9"><text:span text:style-name="T9"><text:tab/>Les exp</text:span><text:span text:style-name="T34">é</text:span><text:span text:style-name="T9">riences de ChIpSeq (Immunoprécipitation de chromatine) ou de SELEX (</text:span><text:span text:style-name="T10">évolution systématique de ligands par enrichissement exponentiel) permet</text:span><text:span text:style-name="T11">tent l'identification de ces séquences. On peut alors construire des matrices PFM (matrice position fréquence), qui donnent des scores aux séquences d'ADN en fonction des nucléotides vus par la matrice à chaque position. Les scores étant liés à l'affinité de liaison, </text:span><text:span text:style-name="T20">l'expérience de SELEX peut permettre </text:span><text:span text:style-name="T11">de prédire les séquences qui sont le plus succeptibles d'êtres liées </text:span><text:span text:style-name="T20">au sein d'un génome.</text:span><text:span text:style-name="T21"> Si on connait au préalable les régions d'ADN</text:span><text:span text:style-name="T13"> lié, </text:span><text:span text:style-name="T21">il est possible</text:span><text:span text:style-name="T13"> de confronter l'affinité de liaison théorique donnée par la matrice (qui ne prend en compte que les intéractions ADN facteur de transcription) et la liaison véritable qui fait souvent intervenir d'autres paramètres : état de la chromatine, méthylation de l'ADN, liaison en tant que dimère... </text:span><text:span text:style-name="T21">En intégrant ces paramètres à un modèle basé sur la PFM, on peut créer un modèle qui se rapproche de la réalité, permettant d'évaluer l'importance de ces paramètres dans la liaiso</text:span><text:span text:style-name="T29">n. </text:span></text:p>
      <text:p text:style-name="P9"><text:span text:style-name="T29"/></text:p>
      <text:p text:style-name="P9"><text:span text:style-name="T29"><text:tab/>Certaines bases enregistrent les PFM d'un grand panel de facteur de transcription. C'est le cas de </text:span><text:span text:style-name="T12">JASPAR, une base de données qui recen</text:span><text:span text:style-name="T26">s</text:span><text:span text:style-name="T12">e les PFM d'un grand nombre de facteur de transcription dans plusieurs organismes. L'accès gratuit, les normes de qualités exigées pour la construction des PFM et </text:span><text:span text:style-name="T13">l'abscence </text:span><text:span text:style-name="T12">de doublon pour un même facteur de transcription </text:span><text:span text:style-name="T13">font de JASPAR un outil unique et incontournable </text:span><text:span text:style-name="T29">pour l'étude des séquences cis-régulés</text:span><text:span text:style-name="T13">. La base est actualisée tous les deux a</text:span><text:span text:style-name="T14">ns et un grand nombre </text:span><text:span text:style-name="T29">y est à chaque fois incorporé</text:span><text:span text:style-name="T14"> </text:span></text:p>
      <text:p text:style-name="P6"><text:span text:style-name="T14"><text:tab/></text:span><text:span text:style-name="T17">Le LPCV alimente la sous partie de la base concernant les plantes <text:s/>à chaque occasion. </text:span><text:span text:style-name="T29">Les dernières données à ajouter vont représenter un gros échantillon ; en 2016</text:span><text:span text:style-name="T15"> une équipe a inventé une nouvelle technique de séquençage effectué sur de l'ADN nu appelé DAPSeq, pour </text:span><text:span text:style-name="T16">trouver</text:span><text:span text:style-name="T15"> les sites de liaison d'un facteur de transcription. </text:span><text:span text:style-name="T17">Avec cette méthode, ils ont étudié 529 facteurs de transcription d</text:span><text:span text:style-name="T18">ans</text:span><text:span text:style-name="T17"> A. thaliana. À titre de comparaison, 496 facteurs de </text:span><text:soft-page-break/><text:span text:style-name="T17">transcription </text:span><text:span text:style-name="T18">au total (toutes les espèces) ont été rajoutés à la base lors de sa dernière actualisation. </text:span></text:p>
      <text:p text:style-name="P6"><text:span text:style-name="T18"/></text:p>
      <text:p text:style-name="P8"><text:span text:style-name="T21"><text:tab/></text:span><text:span text:style-name="T18">Ce travail est donc d'une grande ampleur et constituerait le coeur du projet. </text:span><text:span text:style-name="T30">Étant <text:s/>étudiant en thèse</text:span><text:span text:style-name="T21"> </text:span><text:span text:style-name="T23">de bioinformatique </text:span><text:span text:style-name="T21">dans l'équipe Régulation du Développement Floral </text:span><text:span text:style-name="T22">au Laboratoire de </text:span><text:span text:style-name="T23">P</text:span><text:span text:style-name="T22">hysiologie </text:span><text:span text:style-name="T23">C</text:span><text:span text:style-name="T22">ellulaire et </text:span><text:span text:style-name="T23">V</text:span><text:span text:style-name="T22">égétale </text:span><text:span text:style-name="T23">(LPCV), </text:span><text:span text:style-name="T30">les question relatives aux sites de liaison me concernent directement</text:span><text:span text:style-name="T22">. </text:span><text:span text:style-name="T31">L</text:span><text:span text:style-name="T25">e </text:span><text:span text:style-name="T30">L</text:span><text:span text:style-name="T25">PCV ne dispose pas réellement d'expertise bioinformatique </text:span><text:span text:style-name="T33">et </text:span><text:span text:style-name="T25">il m'est difficile de savoir si les méthodes que j'emploie sont les méthodes types. </text:span><text:span text:style-name="T30">Le mathelier-lab ayant un grand </text:span><text:span text:style-name="T33">savoir-faire</text:span><text:span text:style-name="T30"> bioinformatique dans les sites de liaisons, je pourrai me former correctement autour de ces questions. </text:span><text:span text:style-name="T31">De plus, </text:span><text:span text:style-name="T19">Anthony </text:span><text:span text:style-name="T33">M</text:span><text:span text:style-name="T19">athelier a été le principal acteur dans la complétion de la base JASPAR en 2014 et en 2016. </text:span></text:p>
      <text:p text:style-name="P7"><text:span text:style-name="T25"/></text:p>
      <text:p text:style-name="P8"><text:span text:style-name="T25"><text:tab/></text:span><text:span text:style-name="T30">En deuxième lieu, </text:span><text:span text:style-name="T31">nous pourrions étendre des analyses à des sets de données beaucoup plus grands : l</text:span><text:span text:style-name="T25">es analyses que je fai</text:span><text:span text:style-name="T26">s</text:span><text:span text:style-name="T25"> sur quelques facteurs de transcription pourraient êtres généralisées à l'ensemble des facteurs si je disposais des méthodes nécessaires.</text:span></text:p>
      <text:p text:style-name="P5"><text:span text:style-name="T21"><text:tab/></text:span><text:span text:style-name="T31">Ma thèse</text:span><text:span text:style-name="T24"> </text:span><text:span text:style-name="T22">porte</text:span><text:span text:style-name="T21"> </text:span><text:span text:style-name="T23">sur le facteur de transcription LEAFY, </text:span><text:span text:style-name="T24">qui déclenche à lui seul le développement des fleurs</text:span><text:span text:style-name="T23">. Certaines expériences qui montre</text:span><text:span text:style-name="T33">nt</text:span><text:span text:style-name="T23"> la régulation de LEAFY par les facteurs de réponse à l'auxine (ARF) orientent également ma thèse vers les sites de liaisons et la spécificité des ARFs. </text:span></text:p>
      <text:p text:style-name="P8"><text:span text:style-name="T23"><text:tab/></text:span><text:span text:style-name="T27">Ainsi</text:span><text:span text:style-name="T26">, les sites de liaison des ARF sont presque similaires alors que les régions qu'ils lient peuvent êtres radicalement différentes</text:span><text:span text:style-name="T23">. </text:span><text:span text:style-name="T26">Dans une certaine mesure, nous avons été capable</text:span><text:span text:style-name="T27">s</text:span><text:span text:style-name="T26"> d'expliquer les différences entre les sites de liaisons des différents ARFs par le fait qu'ils se lient en tant que dimères : les configuration de dimèr</text:span><text:span text:style-name="T27">e</text:span><text:span text:style-name="T26">s qu'ils préfèrent </text:span><text:span text:style-name="T28">(espacement entre sites, orientation des sites...) </text:span><text:span text:style-name="T26">peuvent être différentes malgré des sites de liaison identiques. </text:span></text:p>
      <text:p text:style-name="P8"><text:span text:style-name="T26"><text:tab/></text:span><text:span text:style-name="T31">Regarder si les sites de liaison d'un facteur de transcription ont tendance à être espacés n'est pas une question qui se limite aux ARFs. Il serait extrêment intéressant de mener cette étude au niveau de tous les facteurs de transcriptions dont on connait les régions liées.</text:span></text:p>
      <text:p text:style-name="P4"><text:span text:style-name="T18"><text:tab/></text:span></text:p>
      <text:p text:style-name="P8"><text:span text:style-name="T31"><text:tab/>Enfin, Anthony mathelier est spécialiste de la “shape” de l'ADN. Certaines études menées au LPCV pour expliquer la spécificité des ARF ont tenté d'</text:span><text:span text:style-name="T32">incorporer la “shape” sans succès. Peut-être serait-il possible de les mener à bien lors de mon séjour.</text:span><text:span text:style-name="T3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JMMAIC+AdvP6F00" svg:font-family="JMMAIC+AdvP6F00"/>
    <style:font-face style:name="JMMAIE+AdvP6F01" svg:font-family="JMMAIE+AdvP6F01"/>
    <style:font-face style:name="JMMAIG+AdvP6F0B" svg:font-family="JMMAIG+AdvP6F0B"/>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naud AS248291</meta:initial-creator>
    <meta:creation-date>2017-05-10T17:27:55</meta:creation-date>
    <dc:date>2017-05-11T16:04:09</dc:date>
    <dc:creator>Arnaud AS248291</dc:creator>
    <meta:editing-duration>PT20H19M23S</meta:editing-duration>
    <meta:editing-cycles>20</meta:editing-cycles>
    <meta:generator>LibreOffice/3.6$Linux_X86_64 LibreOffice_project/360m1$Build-2</meta:generator>
    <meta:document-statistic meta:table-count="0" meta:image-count="0" meta:object-count="0" meta:page-count="2" meta:paragraph-count="13" meta:word-count="822" meta:character-count="5236" meta:non-whitespace-character-count="4403"/>
  </office:meta>
</office:document-meta>
</file>